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 AMT" svg:font-family="'Albany AM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098in"/>
    </style:style>
    <style:style style:name="co2" style:family="table-column">
      <style:table-column-properties fo:break-before="auto" style:column-width="0.7862in"/>
    </style:style>
    <style:style style:name="co3" style:family="table-column">
      <style:table-column-properties fo:break-before="auto" style:column-width="2.3161in"/>
    </style:style>
    <style:style style:name="co4" style:family="table-column">
      <style:table-column-properties fo:break-before="auto" style:column-width="0.6772in"/>
    </style:style>
    <style:style style:name="co5" style:family="table-column">
      <style:table-column-properties fo:break-before="auto" style:column-width="4.8835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99">
      <style:text-properties fo:font-weight="bold" style:font-weight-asian="bold" style:font-weight-complex="bold"/>
    </style:style>
    <style:style style:name="ce3" style:family="table-cell" style:parent-style-name="Default" style:data-style-name="N99"/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"/>
        <table:table-column table:style-name="co5" table:default-cell-style-name="Default"/>
        <table:table-row table:style-name="ro1">
          <table:table-cell table:style-name="ce1" office:value-type="string">
            <text:p>Attribute</text:p>
          </table:table-cell>
          <table:table-cell table:style-name="ce1" office:value-type="string">
            <text:p>MCC</text:p>
          </table:table-cell>
          <table:table-cell table:style-name="ce1" office:value-type="string">
            <text:p>File Ref</text:p>
          </table:table-cell>
          <table:table-cell table:style-name="ce2" office:value-type="string">
            <text:p>Security</text:p>
          </table:table-cell>
          <table:table-cell table:style-name="ce1" office:value-type="string">
            <text:p>Description</text:p>
          </table:table-cell>
        </table:table-row>
        <table:table-row table:style-name="ro1">
          <table:table-cell office:value-type="string">
            <text:p>TCP:HOST</text:p>
          </table:table-cell>
          <table:table-cell office:value-type="string">
            <text:p>TCP</text:p>
          </table:table-cell>
          <table:table-cell office:value-type="string">
            <text:p>src/hed/mcc/tcp/MCCTCP.cpp</text:p>
          </table:table-cell>
          <table:table-cell/>
          <table:table-cell office:value-type="string">
            <text:p>IP address of interface to which local TCP socket is bound</text:p>
          </table:table-cell>
        </table:table-row>
        <table:table-row table:style-name="ro1">
          <table:table-cell office:value-type="string">
            <text:p>TCP:PORT</text:p>
          </table:table-cell>
          <table:table-cell office:value-type="string">
            <text:p>TCP</text:p>
          </table:table-cell>
          <table:table-cell office:value-type="string">
            <text:p>src/hed/mcc/tcp/MCCTCP.cpp</text:p>
          </table:table-cell>
          <table:table-cell/>
          <table:table-cell office:value-type="string">
            <text:p>port number to which local TCP socket is bound</text:p>
          </table:table-cell>
        </table:table-row>
        <table:table-row table:style-name="ro1">
          <table:table-cell office:value-type="string">
            <text:p>TCP:REMOTEHOST</text:p>
          </table:table-cell>
          <table:table-cell office:value-type="string">
            <text:p>TCP</text:p>
          </table:table-cell>
          <table:table-cell office:value-type="string">
            <text:p>src/hed/mcc/tcp/MCCTCP.cpp</text:p>
          </table:table-cell>
          <table:table-cell office:value-type="boolean" office:boolean-value="true">
            <text:p>TRUE</text:p>
          </table:table-cell>
          <table:table-cell office:value-type="string">
            <text:p>IP address from which connection is accepted</text:p>
          </table:table-cell>
        </table:table-row>
        <table:table-row table:style-name="ro1">
          <table:table-cell office:value-type="string">
            <text:p>TCP:REMOTEPORT</text:p>
          </table:table-cell>
          <table:table-cell office:value-type="string">
            <text:p>TCP</text:p>
          </table:table-cell>
          <table:table-cell office:value-type="string">
            <text:p>src/hed/mcc/tcp/MCCTCP.cpp</text:p>
          </table:table-cell>
          <table:table-cell office:value-type="boolean" office:boolean-value="true">
            <text:p>TRUE</text:p>
          </table:table-cell>
          <table:table-cell office:value-type="string">
            <text:p>TCP port from which connection is accepted</text:p>
          </table:table-cell>
        </table:table-row>
        <table:table-row table:style-name="ro1">
          <table:table-cell office:value-type="string">
            <text:p>TCP:ENDPOINT</text:p>
          </table:table-cell>
          <table:table-cell office:value-type="string">
            <text:p>TCP</text:p>
          </table:table-cell>
          <table:table-cell office:value-type="string">
            <text:p>src/hed/mcc/tcp/MCCTCP.cpp</text:p>
          </table:table-cell>
          <table:table-cell/>
          <table:table-cell office:value-type="string">
            <text:p>URL-like representation of remote connection - ://HOST:PORT</text:p>
          </table:table-cell>
        </table:table-row>
        <table:table-row table:style-name="ro1">
          <table:table-cell office:value-type="string">
            <text:p>ENDPOINT</text:p>
          </table:table-cell>
          <table:table-cell office:value-type="string">
            <text:p>TCP</text:p>
          </table:table-cell>
          <table:table-cell office:value-type="string">
            <text:p>src/hed/mcc/tcp/MCCTCP.cpp</text:p>
          </table:table-cell>
          <table:table-cell/>
          <table:table-cell office:value-type="string">
            <text:p>global attribute equal to TCP:ENDPOINT</text:p>
          </table:table-cell>
        </table:table-row>
        <table:table-row table:style-name="ro1">
          <table:table-cell office:value-type="string">
            <text:p>TLS:PEERDN</text:p>
          </table:table-cell>
          <table:table-cell office:value-type="string">
            <text:p>TLS</text:p>
          </table:table-cell>
          <table:table-cell office:value-type="string">
            <text:p>src/hed/mcc/tls/MCCTLS.cpp</text:p>
          </table:table-cell>
          <table:table-cell office:value-type="boolean" office:boolean-value="true">
            <text:p>TRUE</text:p>
          </table:table-cell>
          <table:table-cell office:value-type="string">
            <text:p>unclear – What's the difference between the two TLS attributes?</text:p>
          </table:table-cell>
        </table:table-row>
        <table:table-row table:style-name="ro1">
          <table:table-cell office:value-type="string">
            <text:p>TLS:IDENTITYDN</text:p>
          </table:table-cell>
          <table:table-cell office:value-type="string">
            <text:p>TLS</text:p>
          </table:table-cell>
          <table:table-cell office:value-type="string">
            <text:p>src/hed/mcc/tls/MCCTLS.cpp</text:p>
          </table:table-cell>
          <table:table-cell office:value-type="boolean" office:boolean-value="true">
            <text:p>TRUE</text:p>
          </table:table-cell>
          <table:table-cell office:value-type="string">
            <text:p>see above</text:p>
          </table:table-cell>
        </table:table-row>
        <table:table-row table:style-name="ro1">
          <table:table-cell office:value-type="string">
            <text:p>HTTP:METHOD</text:p>
          </table:table-cell>
          <table:table-cell office:value-type="string">
            <text:p>HTTP</text:p>
          </table:table-cell>
          <table:table-cell office:value-type="string">
            <text:p>src/hed/mcc/http/MCCHTTP.cpp</text:p>
          </table:table-cell>
          <table:table-cell/>
          <table:table-cell office:value-type="string">
            <text:p>Http method (I assume)</text:p>
          </table:table-cell>
        </table:table-row>
        <table:table-row table:style-name="ro1">
          <table:table-cell office:value-type="string">
            <text:p>HTTP:ENDPOINT</text:p>
          </table:table-cell>
          <table:table-cell office:value-type="string">
            <text:p>HTTP</text:p>
          </table:table-cell>
          <table:table-cell office:value-type="string">
            <text:p>src/hed/mcc/http/MCCHTTP.cpp</text:p>
          </table:table-cell>
          <table:table-cell/>
          <table:table-cell office:value-type="string">
            <text:p>URL (I assume)</text:p>
          </table:table-cell>
        </table:table-row>
        <table:table-row table:style-name="ro1">
          <table:table-cell office:value-type="string">
            <text:p>ENDPOINT</text:p>
          </table:table-cell>
          <table:table-cell office:value-type="string">
            <text:p>HTTP</text:p>
          </table:table-cell>
          <table:table-cell office:value-type="string">
            <text:p>src/hed/mcc/http/MCCHTTP.cpp</text:p>
          </table:table-cell>
          <table:table-cell/>
          <table:table-cell office:value-type="string">
            <text:p>same as above</text:p>
          </table:table-cell>
        </table:table-row>
        <table:table-row table:style-name="ro1">
          <table:table-cell office:value-type="string">
            <text:p>SOAP:ENDPOINT</text:p>
          </table:table-cell>
          <table:table-cell office:value-type="string">
            <text:p>SOAP</text:p>
          </table:table-cell>
          <table:table-cell office:value-type="string">
            <text:p>src/hed/mcc/soap/MCCSOAP.cpp</text:p>
          </table:table-cell>
          <table:table-cell/>
          <table:table-cell office:value-type="string">
            <text:p>soap endpoint</text:p>
          </table:table-cell>
        </table:table-row>
        <table:table-row table:style-name="ro1">
          <table:table-cell office:value-type="string">
            <text:p>ENDPOINT</text:p>
          </table:table-cell>
          <table:table-cell office:value-type="string">
            <text:p>SOAP</text:p>
          </table:table-cell>
          <table:table-cell office:value-type="string">
            <text:p>src/hed/mcc/soap/MCCSOAP.cpp</text:p>
          </table:table-cell>
          <table:table-cell/>
          <table:table-cell office:value-type="string">
            <text:p>same as above</text:p>
          </table:table-cell>
        </table:table-row>
        <table:table-row table:style-name="ro1" table:number-rows-repeated="65521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 AMT" svg:font-family="'Albany AMT'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Lucida Sans Unicode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02-13">02/13/2008</text:date>, <text:time>17:0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creation-date>2008-02-04T09:43:20</meta:creation-date>
    <dc:date>2008-02-13T17:01:39</dc:date>
    <meta:editing-cycles>4</meta:editing-cycles>
    <meta:editing-duration>PT4H7M40S</meta:editing-duration>
    <meta:user-defined meta:name="Info 1"/>
    <meta:user-defined meta:name="Info 2"/>
    <meta:user-defined meta:name="Info 3"/>
    <meta:user-defined meta:name="Info 4"/>
    <meta:document-statistic meta:table-count="3" meta:cell-count="61"/>
  </office:meta>
</office:document-meta>
</file>